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58076204197401066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01704581149112795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856866814146184396"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92809099278290138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49654682342053318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669063302034505324"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73291858779912533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1917055434845744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0472402" text:continue-list="list473291858779912533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535205766745701544"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47681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453698"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0455532"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0469183"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478735"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13573368254195149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381899563697016930"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993216257198702498"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482676"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787923870092598673"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77770628568274316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909587889115779397" text:style-name="L15">
        <text:list-item>
          <text:list>
            <text:list-header>
              <text:p text:style-name="P182">1.5 miles averaging about 9:40/mile and rest 1 min</text:p>
            </text:list-header>
          </text:list>
        </text:list-item>
      </text:list>
      <text:p text:style-name="P24">1 mile in 8:26 and rest 2 min</text:p>
      <text:list xml:id="list183619652818958132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606675955081862237"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460256"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605764182670323825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39232681227327417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9736424290089728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0479640" text:continue-list="list4392326812273274170" text:style-name="L19">
        <text:list-item>
          <text:list>
            <text:list-header>
              <text:p text:style-name="P186">(Pace*HR)=1240</text:p>
            </text:list-header>
          </text:list>
        </text:list-item>
      </text:list>
      <text:list xml:id="list40461989" text:continue-list="list6057641826703238258" text:style-name="L18">
        <text:list-item>
          <text:list>
            <text:list-header>
              <text:p text:style-name="P185">2 miles at 10:46/mile Ave HR= 121 bpm and rest a few minutes</text:p>
            </text:list-header>
          </text:list>
        </text:list-item>
      </text:list>
      <text:list xml:id="list40457421" text:continue-list="list40479640"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046812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05069696496014453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10022406882752113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018360278205190069"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308032180359935243"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057641017328378842"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70713781914798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046385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48434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91192784390612753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5406091544142034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79453809820662911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11074835702752840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00814381018037461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93739543938124224" text:style-name="L32">
        <text:list-item>
          <text:list>
            <text:list-header>
              <text:p text:style-name="P196">0.25 miles in 2:54</text:p>
              <text:p text:style-name="P196">1 mile in 9:21 going faster as I ran and ending at around 8:30 pace</text:p>
            </text:list-header>
          </text:list>
        </text:list-item>
      </text:list>
      <text:list xml:id="list964777003452999686"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20951380754843840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17605015196223496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56283025730389236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656567434677047945"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23T20:21:48.03</dc:date>
    <dc:creator>James Lombardi</dc:creator>
    <meta:editing-duration>P24DT18H55M4S</meta:editing-duration>
    <meta:editing-cycles>1946</meta:editing-cycles>
    <meta:generator>OpenOffice/4.1.2$Win32 OpenOffice.org_project/412m3$Build-9782</meta:generator>
    <meta:document-statistic meta:table-count="0" meta:image-count="9" meta:object-count="0" meta:page-count="195" meta:paragraph-count="5653" meta:word-count="61128" meta:character-count="313255"/>
  </office:meta>
</office:document-meta>
</file>